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p>
      <text:p text:style-name="Standard"/>
      <text:p text:style-name="Standard">group members:</text:p>
      <text:p text:style-name="Standard">c1zhangu<text:tab/>998542475</text:p>
      <text:p text:style-name="Standard"/>
      <text:p text:style-name="Standard"/>
      <text:p text:style-name="Standard"/>
      <text:p text:style-name="P2">User Menu</text:p>
      <text:p text:style-name="Standard"><text:tab/>The mouse has four basic modes:</text:p>
      <text:p text:style-name="Standard"><text:tab/><text:tab/>draw line : Keep drawing lines until user switch mode </text:p>
      <text:p text:style-name="Standard"><text:tab/><text:tab/>draw triangle : <text:s/>Keep drawing triangles until user switch mode</text:p>
      <text:p text:style-name="Standard"><text:tab/><text:tab/>draw square : <text:s/>Keep drawing square until user switch mode</text:p>
      <text:p text:style-name="Standard"><text:tab/><text:tab/>select : Select the shape user clicked on</text:p>
      <text:p text:style-name="Standard"/>
      <text:p text:style-name="Standard"><text:tab/>To draw a shape, first click on the canvas and hold, then drag to any direction to form the shape, and when reached desired size, release the mouse.</text:p>
      <text:p text:style-name="Standard"/>
      <text:p text:style-name="Standard"><text:tab/>Before drawing, user can select graphic properties under “Select Graphic Properties”.</text:p>
      <text:p text:style-name="Standard"/>
      <text:p text:style-name="Standard"><text:tab/>After drawing, user can select shapes to make further adjustments by using the functionality in “Select Editing Choice” and “Change Selected Shape's Graphic Properties”</text:p>
      <text:p text:style-name="Standard"><text:tab/></text:p>
      <text:p text:style-name="Standard"><text:tab/>Please remember to select the shape first, and any change in the “Change Selected Shape's Graphic Properties” must be submitted by clicking the “Submit” button in order to apply the change.</text:p>
      <text:p text:style-name="Standard"/>
      <text:p text:style-name="Standard"/>
      <text:p text:style-name="Standard"/>
      <text:p text:style-name="Standard"/>
      <text:p text:style-name="P2">Data Structure</text:p>
      <text:p text:style-name="P3"><text:tab/>All shapes drawn are stored in a list called “shapes”. Each element in the list are further distinguished by their type, line, triangle, or square.</text:p>
      <text:p text:style-name="P3"><text:tab/>Each element in the list contains its starting location, ending location, z-index, and graphic properties.</text:p>
      <text:p text:style-name="P3"><text:tab/>Most functionalities are achieved through continuously clean and redraw the whole canvas with modified data in shap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1T05:03:53</meta:creation-date>
    <dc:date>2013-10-11T05:28:28</dc:date>
    <meta:editing-duration>P0D</meta:editing-duration>
    <meta:editing-cycles>1</meta:editing-cycles>
    <meta:document-statistic meta:table-count="0" meta:image-count="0" meta:object-count="0" meta:page-count="1" meta:paragraph-count="18" meta:word-count="206" meta:character-count="1295" meta:non-whitespace-character-count="1085"/>
    <meta:generator>LibreOffice/3.5$Linux_X86_64 LibreOffice_project/350m1$Build-2</meta:generator>
  </office:meta>
</office:document-meta>
</file>